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00000010FD4F9D085.jpg"/>
  <manifest:file-entry manifest:media-type="image/png" manifest:full-path="Pictures/10000000000000E1000000E1C79514CE7E725713.png"/>
  <manifest:file-entry manifest:media-type="image/jpeg" manifest:full-path="Pictures/1000000000000258000001F4ED34BF4A.jpg"/>
  <manifest:file-entry manifest:media-type="image/png" manifest:full-path="Pictures/1000020100000133000000C12EDDFBD088137C13.png"/>
  <manifest:file-entry manifest:media-type="image/png" manifest:full-path="Pictures/100000000000027200000272BD98B85C4E978E30.png"/>
  <manifest:file-entry manifest:media-type="image/png" manifest:full-path="Pictures/10000000000000E1000000E0F71D0677B7B9333B.png"/>
  <manifest:file-entry manifest:media-type="image/png" manifest:full-path="Pictures/100000000000012B000000C22E2D48E08F7E0F6F.png"/>
  <manifest:file-entry manifest:media-type="image/png" manifest:full-path="Pictures/1000000000000258000002587029338DA8F4CA7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5cm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fo:min-height="1.425cm" draw:shadow="hidden"/>
    </style:style>
    <style:style style:name="gr6" style:family="graphic" style:parent-style-name="standard">
      <style:graphic-properties draw:stroke="none" svg:stroke-color="#000000" draw:fill="none" draw:fill-color="#ffffff" fo:min-height="1.05cm" draw:shadow="hidden"/>
    </style:style>
    <style:style style:name="gr7" style:family="graphic" style:parent-style-name="standard">
      <style:graphic-properties draw:stroke="none" svg:stroke-color="#000000" draw:fill="none" draw:fill-color="#ffffff" fo:min-height="0.713cm" draw:shadow="hidden"/>
    </style:style>
    <style:style style:name="gr8" style:family="graphic" style:parent-style-name="standard">
      <style:graphic-properties draw:stroke="none" draw:fill="none" fo:min-height="0.713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162cm" svg:height="2.052cm" draw:transform="rotate (-0.4616395871536) translate (2.969cm 6.6cm)">
          <draw:image xlink:href="Pictures/100000000000012B000000C22E2D48E08F7E0F6F.png" xlink:type="simple" xlink:show="embed" xlink:actuate="onLoad">
            <text:p/>
          </draw:image>
        </draw:frame>
        <draw:frame draw:style-name="gr2" draw:layer="layout" svg:width="3.5cm" svg:height="1.675cm" svg:x="24.1cm" svg:y="2.327cm">
          <draw:text-box>
            <text:p>BDD interne</text:p>
          </draw:text-box>
        </draw:frame>
        <draw:frame draw:style-name="gr1" draw:text-style-name="P1" draw:layer="layout" svg:width="2.457cm" svg:height="2.446cm" svg:x="3.443cm" svg:y="2.954cm">
          <draw:image xlink:href="Pictures/10000000000000E1000000E0F71D0677B7B9333B.png" xlink:type="simple" xlink:show="embed" xlink:actuate="onLoad">
            <text:p/>
          </draw:image>
        </draw:frame>
        <draw:frame draw:style-name="gr1" draw:text-style-name="P1" xml:id="id2" draw:id="id2" draw:layer="layout" svg:width="4.413cm" svg:height="4.413cm" svg:x="14.3cm" svg:y="7.487cm">
          <draw:image xlink:href="Pictures/1000000000000258000002587029338DA8F4CA7F.png" xlink:type="simple" xlink:show="embed" xlink:actuate="onLoad">
            <text:p/>
          </draw:image>
        </draw:frame>
        <draw:connector draw:style-name="gr3" draw:text-style-name="P1" draw:layer="layout" svg:x1="4.725cm" svg:y1="6.993cm" svg:x2="10.339cm" svg:y2="3.068cm" svg:d="M4725 6993h2807v-3925h2807">
          <text:p/>
        </draw:connector>
        <draw:connector draw:style-name="gr4" draw:text-style-name="P1" draw:layer="layout" svg:x1="13.692cm" svg:y1="5.052cm" svg:x2="16.506cm" svg:y2="7.487cm" draw:start-shape="id1" draw:end-shape="id2" svg:d="M13692 5052v1218h2814v1217">
          <text:p/>
        </draw:connector>
        <draw:frame draw:style-name="gr1" draw:text-style-name="P1" xml:id="id1" draw:id="id1" draw:layer="layout" svg:width="5.015cm" svg:height="3.152cm" svg:x="11.185cm" svg:y="1.9cm">
          <draw:image xlink:href="Pictures/1000020100000133000000C12EDDFBD088137C13.png" xlink:type="simple" xlink:show="embed" xlink:actuate="onLoad">
            <text:p/>
          </draw:image>
        </draw:frame>
        <draw:frame draw:style-name="gr1" draw:text-style-name="P1" xml:id="id3" draw:id="id3" draw:layer="layout" svg:width="3.2cm" svg:height="3.2cm" svg:x="24.2cm" svg:y="4.4cm">
          <draw:image xlink:href="Pictures/10000000000000E1000000E1C79514CE7E725713.png" xlink:type="simple" xlink:show="embed" xlink:actuate="onLoad">
            <text:p/>
          </draw:image>
        </draw:frame>
        <draw:connector draw:style-name="gr4" draw:text-style-name="P1" draw:layer="layout" svg:x1="18.713cm" svg:y1="9.693cm" svg:x2="24.2cm" svg:y2="6cm" draw:start-shape="id2" draw:start-glue-point="1" draw:end-shape="id3" svg:d="M18713 9693h2744v-3693h2743">
          <text:p/>
        </draw:connector>
        <draw:frame draw:style-name="gr1" draw:text-style-name="P1" draw:layer="layout" svg:width="1.6cm" svg:height="1.6cm" svg:x="21.5cm" svg:y="6.7cm">
          <draw:image xlink:href="Pictures/100000000000027200000272BD98B85C4E978E30.png" xlink:type="simple" xlink:show="embed" xlink:actuate="onLoad">
            <text:p/>
          </draw:image>
        </draw:frame>
        <draw:connector draw:style-name="gr4" draw:text-style-name="P1" draw:layer="layout" svg:x1="25.8cm" svg:y1="7.6cm" svg:x2="25.8cm" svg:y2="7.6cm" draw:start-shape="id3" draw:start-glue-point="2" draw:end-shape="id3" draw:end-glue-point="2" svg:d="M25800 7600z">
          <text:p/>
        </draw:connector>
        <draw:connector draw:style-name="gr4" draw:text-style-name="P1" draw:layer="layout" svg:x1="23.7cm" svg:y1="12.804cm" svg:x2="16.506cm" svg:y2="11.9cm" draw:start-shape="id4" draw:end-shape="id2" draw:end-glue-point="2" svg:d="M23700 12804h-7194v-904">
          <text:p/>
        </draw:connector>
        <draw:connector draw:style-name="gr4" draw:text-style-name="P1" draw:layer="layout" svg:x1="7.8cm" svg:y1="15.3cm" svg:x2="16.506cm" svg:y2="11.9cm" draw:start-shape="id5" draw:start-glue-point="1" draw:end-shape="id2" draw:end-glue-point="2" svg:d="M7800 15300h8706v-3400">
          <text:p/>
        </draw:connector>
        <draw:frame draw:style-name="gr5" draw:layer="layout" svg:width="4.6cm" svg:height="1.675cm" svg:x="1.6cm" svg:y="9.727cm">
          <draw:text-box>
            <text:p>Carte de Bus</text:p>
            <text:p/>
          </draw:text-box>
        </draw:frame>
        <draw:frame draw:style-name="gr5" draw:layer="layout" svg:width="4.5cm" svg:height="1.675cm" svg:x="3.666cm" svg:y="17.335cm">
          <draw:text-box>
            <text:p>LCD A000096</text:p>
            <text:p><text:s/></text:p>
          </draw:text-box>
        </draw:frame>
        <draw:frame draw:style-name="gr6" draw:layer="layout" svg:width="6.1cm" svg:height="1.3cm" svg:x="18.2cm" svg:y="10.1cm">
          <draw:text-box>
            <text:p>Carte Arduino UNO</text:p>
          </draw:text-box>
        </draw:frame>
        <draw:frame draw:style-name="gr7" draw:layer="layout" svg:width="4.5cm" svg:height="0.963cm" svg:x="16.5cm" svg:y="2.2cm">
          <draw:text-box>
            <text:p>RFID-RC522</text:p>
          </draw:text-box>
        </draw:frame>
        <draw:frame draw:style-name="gr8" draw:layer="layout" svg:width="8.418cm" svg:height="0.963cm" svg:x="23cm" svg:y="14.4cm">
          <draw:text-box>
            <text:p><text:s/>buzzer GT1143</text:p>
          </draw:text-box>
        </draw:frame>
        <draw:frame draw:style-name="gr9" draw:text-style-name="P1" xml:id="id5" draw:id="id5" draw:layer="layout" svg:width="4.019cm" svg:height="4.2cm" svg:x="3.781cm" svg:y="13.2cm">
          <draw:image xlink:href="Pictures/10000000000001200000010FD4F9D085.jpg" xlink:type="simple" xlink:show="embed" xlink:actuate="onLoad">
            <text:p/>
          </draw:image>
        </draw:frame>
        <draw:frame draw:style-name="gr9" draw:text-style-name="P1" xml:id="id4" draw:id="id4" draw:layer="layout" svg:width="3.8cm" svg:height="3.408cm" svg:x="23.7cm" svg:y="11.1cm">
          <draw:image xlink:href="Pictures/1000000000000258000001F4ED34BF4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14T15:20:12.610000000</meta:creation-date>
    <dc:date>2017-12-21T11:01:53.20</dc:date>
    <meta:editing-duration>PT26M22S</meta:editing-duration>
    <meta:editing-cycles>10</meta:editing-cycles>
    <meta:generator>OpenOffice/4.1.1$Win32 OpenOffice.org_project/411m6$Build-9775</meta:generator>
    <meta:document-statistic meta:object-count="20"/>
  </office:meta>
</office:document-meta>
</file>